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61</text:p>
          </table:table-cell>
          <table:table-cell table:style-name="Default"/>
          <table:table-cell table:style-name="Default" office:value-type="string">
            <text:p>size: 1031</text:p>
          </table:table-cell>
          <table:table-cell/>
          <table:table-cell table:style-name="Default" office:value-type="string">
            <text:p>size: 262841</text:p>
          </table:table-cell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6.878425446428424e-7</text:p>
          </table:table-cell>
          <table:table-cell table:style-name="ce2" table:formula="of:=[.B2]/[.B5]" office:value-type="float" office:value="4.65269094705419">
            <text:p>4.65</text:p>
          </table:table-cell>
          <table:table-cell office:value-type="string">
            <text:p>2.720210393352658e-6</text:p>
          </table:table-cell>
          <table:table-cell table:style-name="ce2" table:formula="of:=[.D2]/[.D5]" office:value-type="float" office:value="5.8105668057579">
            <text:p>5.81</text:p>
          </table:table-cell>
          <table:table-cell office:value-type="string">
            <text:p>5.7432551346245096e-5</text:p>
          </table:table-cell>
          <table:table-cell table:style-name="ce2" table:formula="of:=[.F2]/[.F5]" office:value-type="float" office:value="3.62285703623884">
            <text:p>3.62</text:p>
          </table:table-cell>
          <table:table-cell table:style-name="ce1" office:value-type="string">
            <text:p>3.400305566453097e-3</text:p>
          </table:table-cell>
          <table:table-cell table:style-name="ce2" table:formula="of:=[.H2]/[.H5]" office:value-type="float" office:value="4.03523877301537">
            <text:p>4.04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9934105588282416e-7</text:p>
          </table:table-cell>
          <table:table-cell table:style-name="ce2" table:formula="of:=[.B3]/[.B5]" office:value-type="float" office:value="2.02479685450517">
            <text:p>2.02</text:p>
          </table:table-cell>
          <table:table-cell office:value-type="string">
            <text:p>1.3331539500739606e-6</text:p>
          </table:table-cell>
          <table:table-cell table:style-name="ce2" table:formula="of:=[.D3]/[.D5]" office:value-type="float" office:value="2.84771358428543">
            <text:p>2.85</text:p>
          </table:table-cell>
          <table:table-cell office:value-type="string">
            <text:p>3.072084101943758e-5</text:p>
          </table:table-cell>
          <table:table-cell table:style-name="ce2" table:formula="of:=[.F3]/[.F5]" office:value-type="float" office:value="1.93787690843584">
            <text:p>1.94</text:p>
          </table:table-cell>
          <table:table-cell table:style-name="ce1" office:value-type="string">
            <text:p>1.7070061252828228e-3</text:p>
          </table:table-cell>
          <table:table-cell table:style-name="ce2" table:formula="of:=[.H3]/[.H5]" office:value-type="float" office:value="2.02575244133166">
            <text:p>2.03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172719385360547e-6</text:p>
          </table:table-cell>
          <table:table-cell table:style-name="ce2" table:formula="of:=[.B4]/[.B5]" office:value-type="float" office:value="10.2631008617119">
            <text:p>10.26</text:p>
          </table:table-cell>
          <table:table-cell office:value-type="string">
            <text:p>4.8074646603554e-6</text:p>
          </table:table-cell>
          <table:table-cell table:style-name="ce2" table:formula="of:=[.D4]/[.D5]" office:value-type="float" office:value="10.2690933920323">
            <text:p>10.27</text:p>
          </table:table-cell>
          <table:table-cell office:value-type="string">
            <text:p>9.580427075414421e-5</text:p>
          </table:table-cell>
          <table:table-cell table:style-name="ce2" table:formula="of:=[.F4]/[.F5]" office:value-type="float" office:value="6.04335291167723">
            <text:p>6.04</text:p>
          </table:table-cell>
          <table:table-cell table:style-name="ce1" office:value-type="string">
            <text:p>1.2039040497729653e-2</text:p>
          </table:table-cell>
          <table:table-cell table:style-name="ce2" table:formula="of:=[.H4]/[.H5]" office:value-type="float" office:value="14.2870698109099">
            <text:p>14.29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4783757452842306e-7</text:p>
          </table:table-cell>
          <table:table-cell table:style-name="ce2"/>
          <table:table-cell office:value-type="string">
            <text:p>4.6814888878949004e-7</text:p>
          </table:table-cell>
          <table:table-cell table:style-name="ce2"/>
          <table:table-cell office:value-type="string">
            <text:p>1.5852834040028844e-5</text:p>
          </table:table-cell>
          <table:table-cell table:style-name="ce2"/>
          <table:table-cell table:style-name="ce1" office:value-type="string">
            <text:p>8.426528782365424e-4</text:p>
          </table:table-cell>
          <table:table-cell table:style-name="ce2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3.2375607467420502e-6</text:p>
          </table:table-cell>
          <table:table-cell table:style-name="ce2" table:formula="of:=[.B6]/[.B5]" office:value-type="float" office:value="21.8994444211448">
            <text:p>21.90</text:p>
          </table:table-cell>
          <table:table-cell office:value-type="string">
            <text:p>1.079406518530654e-5</text:p>
          </table:table-cell>
          <table:table-cell table:style-name="ce2" table:formula="of:=[.D6]/[.D5]" office:value-type="float" office:value="23.0569065606823">
            <text:p>23.06</text:p>
          </table:table-cell>
          <table:table-cell office:value-type="string">
            <text:p>2.199354736734568e-4</text:p>
          </table:table-cell>
          <table:table-cell table:style-name="ce2" table:formula="of:=[.F6]/[.F5]" office:value-type="float" office:value="13.8735744736943">
            <text:p>13.87</text:p>
          </table:table-cell>
          <table:table-cell table:style-name="ce1" office:value-type="string">
            <text:p>1.3799935749957436e-2</text:p>
          </table:table-cell>
          <table:table-cell table:style-name="ce2" table:formula="of:=[.H6]/[.H5]" office:value-type="float" office:value="16.3767740031188">
            <text:p>16.38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332807371732268e-6</text:p>
          </table:table-cell>
          <table:table-cell table:style-name="ce2" table:formula="of:=[.B7]/[.B10]" office:value-type="float" office:value="2.51219980339158">
            <text:p>2.51</text:p>
          </table:table-cell>
          <table:table-cell office:value-type="string">
            <text:p>4.098182536764276e-6</text:p>
          </table:table-cell>
          <table:table-cell table:style-name="ce2" table:formula="of:=[.D7]/[.D10]" office:value-type="float" office:value="2.70209961149779">
            <text:p>2.70</text:p>
          </table:table-cell>
          <table:table-cell office:value-type="string">
            <text:p>9.245932283753907e-5</text:p>
          </table:table-cell>
          <table:table-cell table:style-name="ce2" table:formula="of:=[.F7]/[.F10]" office:value-type="float" office:value="2.15201089839114">
            <text:p>2.15</text:p>
          </table:table-cell>
          <table:table-cell table:style-name="ce1" office:value-type="string">
            <text:p>2.340684311766374e-2</text:p>
          </table:table-cell>
          <table:table-cell table:style-name="ce2" table:formula="of:=[.H7]/[.H10]" office:value-type="float" office:value="1.85040191561338">
            <text:p>1.85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7.172032561124949e-7</text:p>
          </table:table-cell>
          <table:table-cell table:style-name="ce2" table:formula="of:=[.B8]/[.B10]" office:value-type="float" office:value="1.35185167580206">
            <text:p>1.35</text:p>
          </table:table-cell>
          <table:table-cell office:value-type="string">
            <text:p>2.1644412914667337e-6</text:p>
          </table:table-cell>
          <table:table-cell table:style-name="ce2" table:formula="of:=[.D8]/[.D10]" office:value-type="float" office:value="1.42710480080269">
            <text:p>1.43</text:p>
          </table:table-cell>
          <table:table-cell office:value-type="string">
            <text:p>5.865187947448432e-5</text:p>
          </table:table-cell>
          <table:table-cell table:style-name="ce2" table:formula="of:=[.F8]/[.F10]" office:value-type="float" office:value="1.36513528291782">
            <text:p>1.37</text:p>
          </table:table-cell>
          <table:table-cell table:style-name="ce1" office:value-type="string">
            <text:p>1.8805650643298498e-2</text:p>
          </table:table-cell>
          <table:table-cell table:style-name="ce2" table:formula="of:=[.H8]/[.H10]" office:value-type="float" office:value="1.4866597686749">
            <text:p>1.49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5032979518260148e-6</text:p>
          </table:table-cell>
          <table:table-cell table:style-name="ce2" table:formula="of:=[.B9]/[.B10]" office:value-type="float" office:value="2.83355637064627">
            <text:p>2.83</text:p>
          </table:table-cell>
          <table:table-cell office:value-type="string">
            <text:p>4.719731572104362e-6</text:p>
          </table:table-cell>
          <table:table-cell table:style-name="ce2" table:formula="of:=[.D9]/[.D10]" office:value-type="float" office:value="3.1119123496696">
            <text:p>3.11</text:p>
          </table:table-cell>
          <table:table-cell office:value-type="string">
            <text:p>9.264264433530336e-5</text:p>
          </table:table-cell>
          <table:table-cell table:style-name="ce2" table:formula="of:=[.F9]/[.F10]" office:value-type="float" office:value="2.15627774622206">
            <text:p>2.16</text:p>
          </table:table-cell>
          <table:table-cell table:style-name="ce1" office:value-type="string">
            <text:p>2.2910400799701084e-2</text:p>
          </table:table-cell>
          <table:table-cell table:style-name="ce2" table:formula="of:=[.H9]/[.H10]" office:value-type="float" office:value="1.81115622103031">
            <text:p>1.81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305339845711795e-7</text:p>
          </table:table-cell>
          <table:table-cell table:style-name="ce2"/>
          <table:table-cell office:value-type="string">
            <text:p>1.5166659731291826e-6</text:p>
          </table:table-cell>
          <table:table-cell table:style-name="ce2"/>
          <table:table-cell office:value-type="string">
            <text:p>4.2964151764594954e-5</text:p>
          </table:table-cell>
          <table:table-cell table:style-name="ce2"/>
          <table:table-cell table:style-name="ce1" office:value-type="string">
            <text:p>1.2649599484393469e-2</text:p>
          </table:table-cell>
          <table:table-cell table:style-name="ce2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3.162895160829759e-6</text:p>
          </table:table-cell>
          <table:table-cell table:style-name="ce2" table:formula="of:=[.B11]/[.B10]" office:value-type="float" office:value="5.96172017780589">
            <text:p>5.96</text:p>
          </table:table-cell>
          <table:table-cell office:value-type="string">
            <text:p>1.0677306856532427e-5</text:p>
          </table:table-cell>
          <table:table-cell table:style-name="ce2" table:formula="of:=[.D11]/[.D10]" office:value-type="float" office:value="7.03998576199546">
            <text:p>7.04</text:p>
          </table:table-cell>
          <table:table-cell office:value-type="string">
            <text:p>2.1602023354849856e-4</text:p>
          </table:table-cell>
          <table:table-cell table:style-name="ce2" table:formula="of:=[.F11]/[.F10]" office:value-type="float" office:value="5.02791803576376">
            <text:p>5.03</text:p>
          </table:table-cell>
          <table:table-cell table:style-name="ce1" office:value-type="string">
            <text:p>3.1053198746631025e-2</text:p>
          </table:table-cell>
          <table:table-cell table:style-name="ce2" table:formula="of:=[.H11]/[.H10]" office:value-type="float" office:value="2.45487604449004">
            <text:p>2.45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21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21:42:24</dc:date>
    <dc:creator>Patrick Bahr</dc:creator>
    <meta:editing-duration>PT02H56M02S</meta:editing-duration>
    <meta:editing-cycles>15</meta:editing-cycles>
    <meta:document-statistic meta:table-count="1" meta:cell-count="87" meta:object-count="0"/>
  </office:meta>
</office:document-meta>
</file>